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 svg:font-family="Menlo, Monaco,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style:font-name="Arial" fo:font-size="10pt" officeooo:rsid="0012c16a" officeooo:paragraph-rsid="0012c16a" style:font-size-asian="8.75pt" style:font-size-complex="10pt"/>
    </style:style>
    <style:style style:name="P2" style:family="paragraph" style:parent-style-name="Standard">
      <style:paragraph-properties fo:line-height="150%"/>
      <style:text-properties style:font-name="Arial" fo:font-size="10pt" officeooo:rsid="001305cc" officeooo:paragraph-rsid="001305cc" style:font-size-asian="8.75pt" style:font-size-complex="10pt"/>
    </style:style>
    <style:style style:name="P3" style:family="paragraph" style:parent-style-name="Standard">
      <style:paragraph-properties fo:line-height="150%"/>
      <style:text-properties style:font-name="Arial" fo:font-size="10pt" officeooo:rsid="00135c65" officeooo:paragraph-rsid="00135c65" style:font-size-asian="8.75pt" style:font-size-complex="10pt"/>
    </style:style>
    <style:style style:name="P4" style:family="paragraph" style:parent-style-name="Standard">
      <style:paragraph-properties fo:line-height="150%"/>
      <style:text-properties style:font-name="Arial" fo:font-size="10pt" officeooo:rsid="00147e4c" officeooo:paragraph-rsid="00147e4c" style:font-size-asian="8.75pt" style:font-size-complex="10pt"/>
    </style:style>
    <style:style style:name="P5" style:family="paragraph" style:parent-style-name="Standard">
      <style:paragraph-properties fo:line-height="150%"/>
      <style:text-properties style:font-name="Arial" fo:font-size="10pt" officeooo:rsid="0014f6ea" officeooo:paragraph-rsid="0014f6ea" style:font-size-asian="8.75pt" style:font-size-complex="10pt"/>
    </style:style>
    <style:style style:name="P6" style:family="paragraph" style:parent-style-name="Standard">
      <style:paragraph-properties fo:line-height="150%"/>
      <style:text-properties style:font-name="Arial" fo:font-size="10pt" officeooo:rsid="0014f6ea" officeooo:paragraph-rsid="00163738" style:font-size-asian="8.75pt" style:font-size-complex="10pt"/>
    </style:style>
    <style:style style:name="P7" style:family="paragraph" style:parent-style-name="Standard">
      <style:paragraph-properties fo:line-height="150%"/>
      <style:text-properties style:font-name="Arial" fo:font-size="10pt" officeooo:rsid="00163738" officeooo:paragraph-rsid="00163738" style:font-size-asian="8.75pt" style:font-size-complex="10pt"/>
    </style:style>
    <style:style style:name="P8" style:family="paragraph" style:parent-style-name="Standard">
      <style:paragraph-properties fo:line-height="150%"/>
      <style:text-properties style:font-name="Arial" fo:font-size="10pt" officeooo:rsid="0016a816" officeooo:paragraph-rsid="0016a816" style:font-size-asian="8.75pt" style:font-size-complex="10pt"/>
    </style:style>
    <style:style style:name="P9" style:family="paragraph" style:parent-style-name="Standard">
      <style:paragraph-properties fo:line-height="150%"/>
      <style:text-properties style:font-name="Arial" fo:font-size="10pt" officeooo:rsid="001868cf" officeooo:paragraph-rsid="001868cf" style:font-size-asian="8.75pt" style:font-size-complex="10pt"/>
    </style:style>
    <style:style style:name="T1" style:family="text">
      <style:text-properties fo:language="en" fo:country="US"/>
    </style:style>
    <style:style style:name="T2" style:family="text">
      <style:text-properties officeooo:rsid="00147e4c"/>
    </style:style>
    <style:style style:name="T3" style:family="text">
      <style:text-properties officeooo:rsid="0014f6ea"/>
    </style:style>
    <style:style style:name="T4" style:family="text">
      <style:text-properties officeooo:rsid="00163738"/>
    </style:style>
    <style:style style:name="T5" style:family="text">
      <style:text-properties style:text-underline-style="none"/>
    </style:style>
    <style:style style:name="T6" style:family="text">
      <style:text-properties style:text-underline-style="none" officeooo:rsid="0018ba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ood <text:span text:style-name="T1">afternoon</text:span>,</text:p>
      <text:p text:style-name="P1">I am Jesús López and I come from Spain, more precisely from Aragón, a region in the North of Spain. I work in CATEDU, which stands for Aragonese Center of Technologies for Education. It is a center that porvides <text:s/>resources and services for teachers, focused mainly in the on-line part of their profesional developement and <text:s/>the ICT tools that could be used in the education field.</text:p>
      <text:p text:style-name="P1">In this slide you can see our main web, where you can find all the information about us.</text:p>
      <text:p text:style-name="P1">So, what does CATEDU offer? We contribute in three main aspects:</text:p>
      <text:p text:style-name="P2">* Online learning resources and platform, for teachers (and for those who ever might be interested)</text:p>
      <text:p text:style-name="P2">* Services and support for teachers</text:p>
      <text:p text:style-name="P2">* Organization of the ICT Advisors seminar</text:p>
      <text:p text:style-name="P3">Here we can see the moodle we use, which is a 3.2 version and we are currently upgrading to the latest LST version, 3.5. In our Moodle we have supervised courses where our participants can learn about different topics with the guidance of an expert in every field. We also offer self-paced courses, where they are evaluated automaticaly and by other peers once we've set a very spcecific rubric.</text:p>
      <text:p text:style-name="P3">We offer three calls every year for people to apply for our courses so they can get the certificate, but our contents are always available to the wide. In that sense, you can visit our moodle courses as guest or, if you are only interested in the content you can surf our books. </text:p>
      <text:p text:style-name="P3">By the way, we decided two years ago to clearly separate both contents and tasks for students. With this step we got two main advantages:</text:p>
      <text:p text:style-name="P3">* It is simplier to update content if you don't have tasks or assignments spread across every other page.</text:p>
      <text:p text:style-name="P3">* Our participants <text:span text:style-name="T2">enjoy downloading our static content to digest it, learn from it, reading it conforably in their e-readrs, tablets or, not so eco-friendly, printed whitout having to stay all the course in front of a screen.</text:span></text:p>
      <text:p text:style-name="P4">I'll <text:s/>talk deeper about this system later.</text:p>
      <text:p text:style-name="P4">Using moodle, we also provide a platform as a service through Aramoodle, which is an LMS where teachers can create and manage their ouwn courses.</text:p>
      <text:p text:style-name="P4">The schools of Aragón can apply for a wordpress instance in our servers, so they can use a fully operational website with our support. Here you have an example… and this web they can ask for a personal website as teachers, so they can use it at a course level. But that is only a use case among others they can apply for.</text:p>
      <text:p text:style-name="P4">Their own content could be a web site or a learning object made by themeselves using the miriad of authoring tools that populate the web. In that case, they'll need a place to store them and to be served. That's why we provide FTP's spaces for teachers.</text:p>
      <text:p text:style-name="P4">Left behind our services, CATEDU organice the ICT Seminar in Aragón. We have more or less a monthly meeting where we can share different tools, thoughts, and aproches to ICT related topics. Here we can see the former meeting and the one to come. We shared some news about robotics and <text:span text:style-name="T3">spent the morning manipulating these robots, shields and boards that can be of interest in education, because of its price, availability, freedom and educational focus.</text:span></text:p>
      <text:p text:style-name="P5">To sum up this part of the task I wanted to present you our work in numbers:</text:p>
      <text:p text:style-name="P5">* 87 courses</text:p>
      <text:p text:style-name="P5">* 3 calls including summertime.</text:p>
      <text:p text:style-name="P5">* Support for courses carried out by other Teachers Trainning Centers.</text:p>
      <text:p text:style-name="P5">* 171.793 total visits (from september to 21st june)</text:p>
      <text:p text:style-name="P5">* 11.222 unique visits (from september to 21st june)</text:p>
      <text:p text:style-name="P5"><text:soft-page-break/>* 2.867 descargas (from september to 21st june)</text:p>
      <text:p text:style-name="P5">* 4.222 pages in 87 libros</text:p>
      <text:p text:style-name="P5">About the number of participants that take our courses, not as guest, but as registered members:</text:p>
      <text:p text:style-name="P5">Here you can see the numbers.</text:p>
      <text:p text:style-name="P6">In the last <text:span text:style-name="T4">year we've offered 6.844 posts 8.010 among theme 2.223 received their certificate.</text:span></text:p>
      <text:p text:style-name="P7">But, above all that, What could be interesting for you?</text:p>
      <text:p text:style-name="P7">* Our robotic courses, in which we lend the material (the robot itself)</text:p>
      <text:p text:style-name="P7">* Our ICT approche covers different subjects (Social Science, Maths and languages)</text:p>
      <text:p text:style-name="P7">* Our system for managing documentation</text:p>
      <text:p text:style-name="P7">About the first point, I can show you the learning plan that we have designed for robotics and programming, offering a course through our Moodle for each stop that you can see in this journey.</text:p>
      <text:p text:style-name="P7">We have material to lend to participants so they can apply for each course even if they don't have the robot, shield or board.</text:p>
      <text:p text:style-name="P7">But we don't understand ICT as an isolated subject but as a mindset that can give us a more efficient and modern look over other issues. That's why we offer courses such as ICT and Social Science, ICT and Maths, <text:s/>Spanish and Foreing Languages with ICT… By the way, we say TIC instead of ICT in spanish.</text:p>
      <text:p text:style-name="P8">About our content, I can tell you shortly our evolution. Don't worry, long story short.. What if you had to create your interactive content in you computer with a program that you have to install? What if you had to export your content to html every time you update anything and then you had to upload it to a FTP space. And What if you had to colaborate using dorpbox with this . Whatever files, not being able to write at the same time? What if you don't have a version control system backing up your previous editions? That was the poitn where we find ourselves thow years ago.</text:p>
      <text:p text:style-name="P8">Then we move into a different environment, using git to control our versions, github to upload our content and share it with the world, and gitbook as a continuous integration system that generates the web version, pdf, epub and mobi version of our contents. By the way, all off them freely available with a Creative Commons licence.</text:p>
      <text:p text:style-name="P9"><text:span text:style-name="T5">In this platform we can get feedback as in github, closing the resolved issues. We can receive change requests, it works so smoothly that fosters the constant edition of the books.</text:span></text:p>
      <text:p text:style-name="P9"><text:span text:style-name="T5">We can follow every change in the history of the book.</text:span></text:p>
      <text:p text:style-name="P9"><text:span text:style-name="T5">And we receive statistics that tells us how well our book is going. We can see… Page views, unique visitors, the number of downloads, the route that our users have followed to get to the book, the countries they come from, how do they consume our content, actually I don't understand what's the home category about… And what platforms do they use.</text:span></text:p>
      <text:p text:style-name="P9"><text:span text:style-name="T5">To sum up, I can show how to acces our content. Going to moodle.catedu.es if you want both contents and assignments, or through gitbook.</text:span></text:p>
      <text:p text:style-name="P9"><text:span text:style-name="T5">As you've seen in the url, we have entered through legacy.gitbook, which means that the have a version 2 and they some they stop givin support for this tool. That's why we keep studuying new options to build and share our content and consume and manage the content made by others.</text:span></text:p>
      <text:p text:style-name="P9"><text:span text:style-name="T5">Thank you very much for you attention. I hope </text:span><text:span text:style-name="T6">you have found something interesting in our work so we can offer something to you, and I'm also sure we will learn a lot from you.</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 svg:font-family="Menlo, Monaco, 'Courier New', 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14:44:44.379015185</meta:creation-date>
    <dc:date>2018-11-27T17:00:09.492171439</dc:date>
    <meta:editing-duration>PT17M43S</meta:editing-duration>
    <meta:editing-cycles>2</meta:editing-cycles>
    <meta:generator>LibreOffice/5.0.3.2$MacOSX_X86_64 LibreOffice_project/e5f16313668ac592c1bfb310f4390624e3dbfb75</meta:generator>
    <meta:document-statistic meta:table-count="0" meta:image-count="0" meta:object-count="0" meta:page-count="2" meta:paragraph-count="43" meta:word-count="1190" meta:character-count="6617" meta:non-whitespace-character-count="5465"/>
  </office:meta>
</office:document-meta>
</file>